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cture 1: The Nature of Classical Physics</text:p>
      <text:p text:style-name="Standard">Somewhere in Steinbeck country two tired men sit down at the side of the road. Lenny combs his beard with his fingers and says, “Tell me about the laws of physics, George.” George looks down for a moment, then peers at Lenny over the tops of his glasses. “Okay, Lenny, but just the minimum.”</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font-family-complex="'DejaVu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4T01:30:24.566610052</meta:creation-date>
    <meta:generator>LibreOffice/7.3.7.2$Linux_X86_64 LibreOffice_project/30$Build-2</meta:generator>
    <dc:date>2024-02-04T07:26:35.829048603</dc:date>
    <meta:editing-duration>PT3H53M56S</meta:editing-duration>
    <meta:editing-cycles>1</meta:editing-cycles>
    <meta:document-statistic meta:table-count="0" meta:image-count="0" meta:object-count="0" meta:page-count="1" meta:paragraph-count="2" meta:word-count="61" meta:character-count="333" meta:non-whitespace-character-count="274"/>
  </office:meta>
</office:document-meta>
</file>